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sHandlerTests.retriev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AttributesHandlerTests.stor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AttributesHandlerTests.isSess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AttributesHandlerTests.cleanup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